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47.92mm"/>
    </style:style>
    <style:style style:name="co2" style:family="table-column">
      <style:table-column-properties fo:break-before="auto" style:column-width="68.0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3" style:family="table-cell" style:parent-style-name="Default">
      <style:text-properties fo:color="#000000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Pixelgröße</text:p>
          </table:table-cell>
          <table:table-cell office:value-type="float" office:value="0.0000045" calcext:value-type="float">
            <text:p>4,5E-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flösung h</text:p>
          </table:table-cell>
          <table:table-cell office:value-type="float" office:value="1600" calcext:value-type="float">
            <text:p>1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flösung v</text:p>
          </table:table-cell>
          <table:table-cell office:value-type="float" office:value="1200" calcext:value-type="float">
            <text:p>1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sorgröße h [m]</text:p>
          </table:table-cell>
          <table:table-cell table:formula="of:=[.B2]*[.B1]" office:value-type="float" office:value="0.0072" calcext:value-type="float">
            <text:p>0,00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sorgröße v [m]</text:p>
          </table:table-cell>
          <table:table-cell table:formula="of:=[.B3]*[.B1]" office:value-type="float" office:value="0.0054" calcext:value-type="float">
            <text:p>0,00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xelfläche A [m²]</text:p>
          </table:table-cell>
          <table:table-cell table:formula="of:=[.B4]*[.B5]" office:value-type="float" office:value="0.00003888" calcext:value-type="float">
            <text:p>3,888E-0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Gemessener Lichtstrom [A]</text:p>
          </table:table-cell>
          <table:table-cell office:value-type="float" office:value="0.00000381" calcext:value-type="float">
            <text:p>3,81E-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llenlänge [nm]</text:p>
          </table:table-cell>
          <table:table-cell table:style-name="ce1" office:value-type="string" calcext:value-type="string">
            <text:p>Spektrale Empfindlichkeit [A/ W nm]</text:p>
          </table:table-cell>
          <table:table-cell table:style-name="ce1" office:value-type="string" calcext:value-type="string">
            <text:p>P [W]</text:p>
          </table:table-cell>
          <table:table-cell/>
        </table:table-row>
        <table:table-row table:style-name="ro1">
          <table:table-cell table:style-name="Default" office:value-type="float" office:value="520" calcext:value-type="float">
            <text:p>520</text:p>
          </table:table-cell>
          <table:table-cell office:value-type="float" office:value="0.3069" calcext:value-type="float">
            <text:p>0,3069</text:p>
          </table:table-cell>
          <table:table-cell table:formula="of:=1/[.A13]/[.B13]" office:value-type="float" office:value="0.00626613529839336" calcext:value-type="float">
            <text:p>0,006266135298393</text:p>
          </table:table-cell>
          <table:table-cell table:formula="of:=[.C13]*[.$B$11]" office:value-type="float" office:value="0.0000000238739754868787" calcext:value-type="float">
            <text:p>2,38739754868787E-08</text:p>
          </table:table-cell>
        </table:table-row>
        <table:table-row table:style-name="ro1">
          <table:table-cell table:style-name="Default" office:value-type="float" office:value="530" calcext:value-type="float">
            <text:p>530</text:p>
          </table:table-cell>
          <table:table-cell office:value-type="float" office:value="0.3192" calcext:value-type="float">
            <text:p>0,3192</text:p>
          </table:table-cell>
          <table:table-cell table:formula="of:=1/[.A14]/[.B14]" office:value-type="float" office:value="0.0059110039249066" calcext:value-type="float">
            <text:p>0,005911003924907</text:p>
          </table:table-cell>
          <table:table-cell table:formula="of:=[.C14]*[.$B$11]" office:value-type="float" office:value="0.0000000225209249538942" calcext:value-type="float">
            <text:p>2,25209249538942E-08</text:p>
          </table:table-cell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3" office:value-type="string" calcext:value-type="string">
            <text:p>Mittelwert [W]</text:p>
          </table:table-cell>
          <table:table-cell table:number-columns-repeated="2"/>
          <table:table-cell table:formula="of:=([.D13]+[.D14]) / 2" office:value-type="float" office:value="0.0000000231974502203864" calcext:value-type="float">
            <text:p>2,31974502203864E-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1">00.00.0000</text:date>, <text:time style:data-style-name="N2" text:time-value="19:53:15.00623387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0T15:01:41.840485643</meta:creation-date>
    <dc:date>2016-12-21T14:50:19.371805016</dc:date>
    <meta:editing-duration>PT17H31M58S</meta:editing-duration>
    <meta:editing-cycles>16</meta:editing-cycles>
    <meta:generator>LibreOffice/5.2.3.3$Linux_X86_64 LibreOffice_project/20$Build-3</meta:generator>
    <meta:document-statistic meta:table-count="1" meta:cell-count="27" meta:object-count="0"/>
  </office:meta>
</office:document-meta>
</file>